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en: </text:p>
      <text:p text:style-name="Standard"/>
      <text:p text:style-name="Standard">Asignatura:</text:p>
      <text:p text:style-name="Standard"/>
      <text:p text:style-name="Standard">Pregunt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3:49:04</meta:creation-date>
    <dc:date>2015-02-03T13:51:25</dc:date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29" meta:non-whitespace-character-count="28"/>
    <meta:generator>LibreOffice/3.5$Linux_X86_64 LibreOffice_project/350m1$Build-2</meta:generator>
  </office:meta>
</office:document-meta>
</file>